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mmitPoint.getSegment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apshotDeletionPolicy.wrapCommits( List comm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ommitPoint.is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itPoint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itPoint.get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itPoint.MyCommitPoint( IndexCommit 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apshotDeletionPolicy.onInit( List comm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ommitPoint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ommitPoint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apshotDeletionPolicy.snapsh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ommitPoi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mmitPoint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apshotDeletionPolicy.onCommit( List comm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apshotDeletionPolicy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napshotDeletionPolicy.SnapshotDeletionPolicy( IndexDeletionPolicy pri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